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0.8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 style:data-style-name="N127">
      <style:table-cell-properties fo:background-color="#dddddd"/>
    </style:style>
    <style:style style:name="ce10" style:family="table-cell" style:parent-style-name="Default" style:data-style-name="N127"/>
    <style:style style:name="ce11" style:family="table-cell" style:parent-style-name="Default" style:data-style-name="N127">
      <style:table-cell-properties fo:background-color="#f7d1d5"/>
    </style:style>
    <style:style style:name="ce7" style:family="table-cell" style:parent-style-name="Default">
      <style:table-cell-properties fo:background-color="#dddddd"/>
    </style:style>
    <style:style style:name="ce1" style:family="table-cell" style:parent-style-name="Default" style:data-style-name="N123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24"/>
    <style:style style:name="ce12" style:family="table-cell" style:parent-style-name="Default" style:data-style-name="N123">
      <style:table-cell-properties fo:background-color="#ffff6d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  <style:style style:name="ce25" style:family="table-cell" style:parent-style-name="Default" style:data-style-name="N123">
      <style:table-cell-properties fo:background-color="#dddddd"/>
    </style:style>
    <style:style style:name="ce26" style:family="table-cell" style:parent-style-name="Default" style:data-style-name="N123">
      <style:text-properties fo:color="#c9211e"/>
    </style:style>
    <style:style style:name="ce16" style:family="table-cell" style:parent-style-name="Default" style:data-style-name="N123">
      <style:table-cell-properties fo:background-color="#d4ea6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ock targe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uts</text:p>
          </table:table-cell>
          <table:table-cell/>
          <table:table-cell office:value-type="string" calcext:value-type="string">
            <text:p>Profile</text:p>
          </table:table-cell>
          <table:table-cell table:number-columns-repeated="6"/>
          <table:table-cell office:value-type="string" calcext:value-type="string">
            <text:p>Rate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0</text:p>
          </table:table-cell>
          <table:table-cell table:style-name="ce14" office:value-type="percentage" office:value="0.013" calcext:value-type="percentage">
            <text:p>1.3000 %</text:p>
          </table:table-cell>
          <table:table-cell table:style-name="ce14" office:value-type="percentage" office:value="0.014" calcext:value-type="percentage">
            <text:p>1.4000 %</text:p>
          </table:table-cell>
          <table:table-cell table:style-name="ce14" office:value-type="percentage" office:value="0.016" calcext:value-type="percentage">
            <text:p>1.6000 %</text:p>
          </table:table-cell>
          <table:table-cell table:style-name="ce14" office:value-type="percentage" office:value="0.017" calcext:value-type="percentage">
            <text:p>1.7000 %</text:p>
          </table:table-cell>
          <table:table-cell table:number-columns-repeated="14"/>
          <table:table-cell table:formula="of:=SUMPRODUCT([.N5:.O5];[.L22:.M22])"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M1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1</text:p>
          </table:table-cell>
          <table:table-cell table:style-name="ce14" office:value-type="percentage" office:value="0.0136" calcext:value-type="percentage">
            <text:p>1.3600 %</text:p>
          </table:table-cell>
          <table:table-cell table:style-name="ce14" office:value-type="percentage" office:value="0.0146" calcext:value-type="percentage">
            <text:p>1.4600 %</text:p>
          </table:table-cell>
          <table:table-cell table:style-name="ce14" office:value-type="percentage" office:value="0.0166" calcext:value-type="percentage">
            <text:p>1.6600 %</text:p>
          </table:table-cell>
          <table:table-cell table:style-name="ce14" office:value-type="percentage" office:value="0.0177" calcext:value-type="percentage">
            <text:p>1.7700 %</text:p>
          </table:table-cell>
          <table:table-cell table:number-columns-repeated="11"/>
          <table:table-cell table:formula="of:=SUMPRODUCT([.Z13];[.F21])" office:value-type="float" office:value="0.85" calcext:value-type="float">
            <text:p>0.85</text:p>
          </table:table-cell>
          <table:table-cell table:style-name="ce29" table:formula="of:=SUMPRODUCT([.Y13];[.F21])" office:value-type="float" office:value="0.8" calcext:value-type="float">
            <text:p>0.800</text:p>
          </table:table-cell>
          <table:table-cell/>
          <table:table-cell table:formula="of:=SUMPRODUCT([.Z13];[.F21])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M2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2</text:p>
          </table:table-cell>
          <table:table-cell table:style-name="ce14" office:value-type="percentage" office:value="0.0143" calcext:value-type="percentage">
            <text:p>1.4300 %</text:p>
          </table:table-cell>
          <table:table-cell table:style-name="ce14" office:value-type="percentage" office:value="0.0153" calcext:value-type="percentage">
            <text:p>1.5300 %</text:p>
          </table:table-cell>
          <table:table-cell table:style-name="ce14" office:value-type="percentage" office:value="0.0173" calcext:value-type="percentage">
            <text:p>1.7300 %</text:p>
          </table:table-cell>
          <table:table-cell table:style-name="ce14" office:value-type="percentage" office:value="0.0184" calcext:value-type="percentage">
            <text:p>1.8400 %</text:p>
          </table:table-cell>
          <table:table-cell table:number-columns-repeated="12"/>
          <table:table-cell table:formula="of:=SUMPRODUCT([.E21])" office:value-type="float" office:value="150" calcext:value-type="float">
            <text:p>150</text:p>
          </table:table-cell>
          <table:table-cell/>
          <table:table-cell table:formula="of:=SUMPRODUCT([.F21])" office:value-type="float" office:value="50" calcext:value-type="float">
            <text:p>50</text:p>
          </table:table-cell>
          <table:table-cell office:value-type="string" calcext:value-type="string">
            <text:p>denom2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M3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3</text:p>
          </table:table-cell>
          <table:table-cell table:style-name="ce14" office:value-type="percentage" office:value="0.0147" calcext:value-type="percentage">
            <text:p>1.4700 %</text:p>
          </table:table-cell>
          <table:table-cell table:style-name="ce14" office:value-type="percentage" office:value="0.0157" calcext:value-type="percentage">
            <text:p>1.5700 %</text:p>
          </table:table-cell>
          <table:table-cell table:style-name="ce14" office:value-type="percentage" office:value="0.0178" calcext:value-type="percentage">
            <text:p>1.7800 %</text:p>
          </table:table-cell>
          <table:table-cell table:style-name="ce14" office:value-type="percentage" office:value="0.0189" calcext:value-type="percentage">
            <text:p>1.8900 %</text:p>
          </table:table-cell>
          <table:table-cell table:number-columns-repeated="12"/>
          <table:table-cell table:formula="of:=SUMPRODUCT([.L22:.M22])" office:value-type="float" office:value="190" calcext:value-type="float">
            <text:p>190</text:p>
          </table:table-cell>
          <table:table-cell/>
          <table:table-cell table:formula="of:=SUMPRODUCT([.L22:.M22])" office:value-type="float" office:value="190" calcext:value-type="float">
            <text:p>190</text:p>
          </table:table-cell>
          <table:table-cell office:value-type="string" calcext:value-type="string">
            <text:p>denom1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M4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4</text:p>
          </table:table-cell>
          <table:table-cell table:style-name="ce14" office:value-type="percentage" office:value="0.015" calcext:value-type="percentage">
            <text:p>1.5000 %</text:p>
          </table:table-cell>
          <table:table-cell table:style-name="ce14" office:value-type="percentage" office:value="0.016" calcext:value-type="percentage">
            <text:p>1.6000 %</text:p>
          </table:table-cell>
          <table:table-cell table:style-name="ce14" office:value-type="percentage" office:value="0.0182" calcext:value-type="percentage">
            <text:p>1.8200 %</text:p>
          </table:table-cell>
          <table:table-cell table:style-name="ce14" office:value-type="percentage" office:value="0.0192" calcext:value-type="percentage">
            <text:p>1.9200 %</text:p>
          </table:table-cell>
          <table:table-cell table:number-columns-repeated="1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amort</text:p>
          </table:table-cell>
          <table:table-cell table:number-columns-repeated="6"/>
          <table:table-cell office:value-type="string" calcext:value-type="string">
            <text:p>stock var</text:p>
          </table:table-cell>
          <table:table-cell table:number-columns-repeated="6"/>
          <table:table-cell office:value-type="string" calcext:value-type="string">
            <text:p>ftp rate</text:p>
          </table:table-cell>
          <table:table-cell table:number-columns-repeated="5"/>
          <table:table-cell office:value-type="string" calcext:value-type="string">
            <text:p>market rate</text:p>
          </table:table-cell>
          <table:table-cell table:number-columns-repeated="5"/>
          <table:table-cell office:value-type="string" calcext:value-type="string">
            <text:p>ftp rate computation method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table:formula="of:=[.$B4]*[.E4]" office:value-type="float" office:value="1000" calcext:value-type="float">
            <text:p>1000</text:p>
          </table:table-cell>
          <table:table-cell table:formula="of:=[.$B4]*[.F4]" office:value-type="float" office:value="500" calcext:value-type="float">
            <text:p>500</text:p>
          </table:table-cell>
          <table:table-cell table:formula="of:=[.$B4]*[.G4]" office:value-type="float" office:value="200" calcext:value-type="float">
            <text:p>200</text:p>
          </table:table-cell>
          <table:table-cell table:formula="of:=[.$B4]*[.H4]" office:value-type="float" office:value="50" calcext:value-type="float">
            <text:p>50</text:p>
          </table:table-cell>
          <table:table-cell table:formula="of:=[.$B4]*[.I4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formula="of:=[.B13]" office:value-type="float" office:value="1000" calcext:value-type="float">
            <text:p>1000</text:p>
          </table:table-cell>
          <table:table-cell table:formula="of:=[.C13]" office:value-type="float" office:value="500" calcext:value-type="float">
            <text:p>500</text:p>
          </table:table-cell>
          <table:table-cell table:formula="of:=[.D13]" office:value-type="float" office:value="200" calcext:value-type="float">
            <text:p>200</text:p>
          </table:table-cell>
          <table:table-cell table:formula="of:=[.E13]" office:value-type="float" office:value="50" calcext:value-type="float">
            <text:p>50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style-name="ce1" table:formula="of:=SUMPRODUCT([.L4:.O4];[.J21:.M21])/SUMPRODUCT([.J21:.M21])" office:value-type="percentage" office:value="0.01395" calcext:value-type="percentage">
            <text:p>1.3950 %</text:p>
          </table:table-cell>
          <table:table-cell table:style-name="ce1" table:formula="of:=SUMPRODUCT([.M4:.P4];[.K21:.N21])/SUMPRODUCT([.K21:.N21])" office:value-type="percentage" office:value="0.0149" calcext:value-type="percentage">
            <text:p>1.4900 %</text:p>
          </table:table-cell>
          <table:table-cell table:style-name="ce1" table:formula="of:=SUMPRODUCT([.N4:.Q4];[.L21:.O21])/SUMPRODUCT([.L21:.O21])" office:value-type="percentage" office:value="0.01625" calcext:value-type="percentage">
            <text:p>1.6250 %</text:p>
          </table:table-cell>
          <table:table-cell table:style-name="ce1" table:formula="of:=SUMPRODUCT([.O4:.R4];[.M21:.P21])/SUMPRODUCT([.M21:.P21])" office:value-type="percentage" office:value="0.0166137307598339" calcext:value-type="percentage">
            <text:p>1.6614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3]*([.C21]+[.D21]+[.E21]+[.F21]))-([.Z13]*[.F21])-([.Y13]*[.E21])-([.X13]*[.D21]))/[.C21]" office:value-type="percentage" office:value="0.013" calcext:value-type="percentage">
            <text:p>1.3000 %</text:p>
          </table:table-cell>
          <table:table-cell table:style-name="ce1" table:formula="of:=(([.AC13]*([.D21]+[.E21]+[.F21]))-([.Z13]*[.F21])-([.Y13]*[.E21]))/[.D21]" office:value-type="percentage" office:value="0.014" calcext:value-type="percentage">
            <text:p>1.4000 %</text:p>
          </table:table-cell>
          <table:table-cell table:style-name="ce1" table:formula="of:=(([.AD13]*([.E21]+[.F21]))-([.Z13]*[.F21]))/[.E21]" office:value-type="percentage" office:value="0.016" calcext:value-type="percentage">
            <text:p>1.6000 %</text:p>
          </table:table-cell>
          <table:table-cell table:style-name="ce16" table:formula="of:=[.AE13]" office:value-type="percentage" office:value="0.017" calcext:value-type="percentage">
            <text:p>1.7000 %</text:p>
          </table:table-cell>
          <table:table-cell table:style-name="ce17" office:value-type="string" calcext:value-type="string">
            <text:p>M0</text:p>
          </table:table-cell>
          <table:table-cell table:style-name="ce1" table:formula="of:=(SUMPRODUCT([.L4:.O4];[.J21:.M21]))/(SUMPRODUCT([.J21:.M21]))" office:value-type="percentage" office:value="0.01395" calcext:value-type="percentage">
            <text:p>1.3950 %</text:p>
          </table:table-cell>
          <table:table-cell table:style-name="ce1" table:formula="of:=(SUMPRODUCT([.M4:.O4];[.K21:.M21]))/(SUMPRODUCT([.K21:.M21]))" office:value-type="percentage" office:value="0.0149" calcext:value-type="percentage">
            <text:p>1.4900 %</text:p>
          </table:table-cell>
          <table:table-cell table:style-name="ce1" table:formula="of:=(SUMPRODUCT([.N4:.O4];[.L21:.M21]))/(SUMPRODUCT([.L21:.M21]))" office:value-type="percentage" office:value="0.01625" calcext:value-type="percentage">
            <text:p>1.6250 %</text:p>
          </table:table-cell>
          <table:table-cell table:style-name="ce1" table:formula="of:=(SUMPRODUCT([.O4];[.M21]))/(SUMPRODUCT([.M21]))" office:value-type="percentage" office:value="0.017" calcext:value-type="percentage">
            <text:p>1.70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formula="of:=[.$B5]*[.E5]" office:value-type="float" office:value="1200" calcext:value-type="float">
            <text:p>1200</text:p>
          </table:table-cell>
          <table:table-cell table:formula="of:=[.$B5]*[.F5]" office:value-type="float" office:value="600" calcext:value-type="float">
            <text:p>600</text:p>
          </table:table-cell>
          <table:table-cell table:formula="of:=[.$B5]*[.G5]" office:value-type="float" office:value="240" calcext:value-type="float">
            <text:p>240</text:p>
          </table:table-cell>
          <table:table-cell table:formula="of:=[.$B5]*[.H5]" office:value-type="float" office:value="60" calcext:value-type="float">
            <text:p>60</text:p>
          </table:table-cell>
          <table:table-cell table:formula="of:=[.$B5]*[.I5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formula="of:=[.B14]-[.J13]" office:value-type="float" office:value="700" calcext:value-type="float">
            <text:p>700</text:p>
          </table:table-cell>
          <table:table-cell table:formula="of:=[.C14]-[.K13]" office:value-type="float" office:value="400" calcext:value-type="float">
            <text:p>400</text:p>
          </table:table-cell>
          <table:table-cell table:style-name="ce13" table:formula="of:=[.D14]-[.L13]" office:value-type="float" office:value="190" calcext:value-type="float">
            <text:p>190</text:p>
          </table:table-cell>
          <table:table-cell table:formula="of:=[.E14]-[.M13]" office:value-type="float" office:value="60" calcext:value-type="float">
            <text:p>60</text:p>
          </table:table-cell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style-name="ce1" table:formula="of:=(SUMPRODUCT([.L5:.O5];[.J22:.M22])+SUMPRODUCT([.M4:.O4];[.K21:.M21]))/(SUMPRODUCT([.K21:.M21])+SUMPRODUCT([.J22:.M22]))" office:value-type="percentage" office:value="0.0148466666666667" calcext:value-type="percentage">
            <text:p>1.4847 %</text:p>
          </table:table-cell>
          <table:table-cell table:style-name="ce1" table:formula="of:=(SUMPRODUCT([.M5:.P5];[.K22:.N22])+SUMPRODUCT([.N4:.P4];[.L21:.N21]))/(SUMPRODUCT([.L21:.N21])+SUMPRODUCT([.K22:.N22]))" office:value-type="percentage" office:value="0.0158933333333333" calcext:value-type="percentage">
            <text:p>1.5893 %</text:p>
          </table:table-cell>
          <table:table-cell table:style-name="ce1" table:formula="of:=(SUMPRODUCT([.N5:.Q5];[.L22:.O22])+SUMPRODUCT([.O4:.Q4];[.M21:.O21]))/(SUMPRODUCT([.M21:.O21])+SUMPRODUCT([.L22:.O22]))" office:value-type="percentage" office:value="0.0169583333333333" calcext:value-type="percentage">
            <text:p>1.6958 %</text:p>
          </table:table-cell>
          <table:table-cell table:style-name="ce1" table:formula="of:=(SUMPRODUCT([.O5:.R5];[.M22:.P22])+SUMPRODUCT([.P4:.R4];[.N21:.P21]))/(SUMPRODUCT([.N21:.P21])+SUMPRODUCT([.M22:.P22]))" office:value-type="percentage" office:value="0.016952083494066" calcext:value-type="percentage">
            <text:p>1.6952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4]*([.C22]+[.D22]+[.E22]+[.F22]))-([.Z14]*[.F22])-([.Y14]*[.E22])-([.X14]*[.D22]))/[.C22]" office:value-type="percentage" office:value="0.0138" calcext:value-type="percentage">
            <text:p>1.3800 %</text:p>
          </table:table-cell>
          <table:table-cell table:style-name="ce1" table:formula="of:=(([.AC14]*([.D22]+[.E22]+[.F22]))-([.Z14]*[.F22])-([.Y14]*[.E22]))/[.D22]" office:value-type="percentage" office:value="0.0151833333333333" calcext:value-type="percentage">
            <text:p>1.5183 %</text:p>
          </table:table-cell>
          <table:table-cell table:style-name="ce26" table:formula="of:=(([.AD14]*([.E22]+[.F22]))-([.Z14]*[.F22]))/[.E22]" office:value-type="percentage" office:value="0.0167111111111111" calcext:value-type="percentage">
            <text:p>1.6711 %</text:p>
          </table:table-cell>
          <table:table-cell table:style-name="ce16" table:formula="of:=[.AE14]" office:value-type="percentage" office:value="0.0177" calcext:value-type="percentage">
            <text:p>1.7700 %</text:p>
          </table:table-cell>
          <table:table-cell table:style-name="ce17" office:value-type="string" calcext:value-type="string">
            <text:p>M1</text:p>
          </table:table-cell>
          <table:table-cell table:style-name="ce1" table:formula="of:=(SUMPRODUCT([.L5:.O5];[.J22:.M22])+SUMPRODUCT([.X13:.Z13];[.D21:.F21]))/(SUMPRODUCT([.D21:.F21])+SUMPRODUCT([.J22:.M22]))" office:value-type="percentage" office:value="0.0148466666666667" calcext:value-type="percentage">
            <text:p>1.4847 %</text:p>
          </table:table-cell>
          <table:table-cell table:style-name="ce1" table:formula="of:=(SUMPRODUCT([.M5:.O5];[.K22:.M22])+SUMPRODUCT([.Y13:.Z13];[.E21:.F21]))/(SUMPRODUCT([.E21:.F21])+SUMPRODUCT([.K22:.M22]))" office:value-type="percentage" office:value="0.0158933333333333" calcext:value-type="percentage">
            <text:p>1.5893 %</text:p>
          </table:table-cell>
          <table:table-cell table:style-name="ce26" table:formula="of:=(SUMPRODUCT([.N5:.O5];[.L22:.M22])+SUMPRODUCT([.Z13];[.F21]))/(SUMPRODUCT([.F21])+SUMPRODUCT([.L22:.M22]))" office:value-type="percentage" office:value="0.0169583333333333" calcext:value-type="percentage">
            <text:p>1.6958 %</text:p>
          </table:table-cell>
          <table:table-cell table:style-name="ce1" table:formula="of:=(SUMPRODUCT([.O5];[.M22]))/(SUMPRODUCT([.M22]))" office:value-type="percentage" office:value="0.0177" calcext:value-type="percentage">
            <text:p>1.77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formula="of:=[.$B6]*[.E6]" office:value-type="float" office:value="1350" calcext:value-type="float">
            <text:p>1350</text:p>
          </table:table-cell>
          <table:table-cell table:formula="of:=[.$B6]*[.F6]" office:value-type="float" office:value="675" calcext:value-type="float">
            <text:p>675</text:p>
          </table:table-cell>
          <table:table-cell table:formula="of:=[.$B6]*[.G6]" office:value-type="float" office:value="270" calcext:value-type="float">
            <text:p>270</text:p>
          </table:table-cell>
          <table:table-cell table:formula="of:=[.$B6]*[.H6]" office:value-type="float" office:value="67.5" calcext:value-type="float">
            <text:p>67.5</text:p>
          </table:table-cell>
          <table:table-cell table:formula="of:=[.$B6]*[.I6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formula="of:=[.B15]-[.J14]-[.K13]" office:value-type="float" office:value="750" calcext:value-type="float">
            <text:p>750</text:p>
          </table:table-cell>
          <table:table-cell table:formula="of:=[.C15]-[.K14]-[.L13]" office:value-type="float" office:value="435" calcext:value-type="float">
            <text:p>435</text:p>
          </table:table-cell>
          <table:table-cell table:formula="of:=[.D15]-[.L14]-[.M13]" office:value-type="float" office:value="210" calcext:value-type="float">
            <text:p>210</text:p>
          </table:table-cell>
          <table:table-cell table:formula="of:=[.E15]-[.M14]" office:value-type="float" office:value="67.5" calcext:value-type="float">
            <text:p>67.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style-name="ce1" table:formula="of:=(SUMPRODUCT([.L6:.O6];[.J23:.M23])+SUMPRODUCT([.M5:.O5];[.K22:.M22])+SUMPRODUCT([.N4:.O4];[.L21:.M21]))/(SUMPRODUCT([.K22:.M22])+SUMPRODUCT([.J23:.M23])+SUMPRODUCT([.L21:.M21]))" office:value-type="percentage" office:value="0.0156964814814815" calcext:value-type="percentage">
            <text:p>1.5696 %</text:p>
          </table:table-cell>
          <table:table-cell table:style-name="ce1" table:formula="of:=(SUMPRODUCT([.M6:.P6];[.K23:.N23])+SUMPRODUCT([.N5:.P5];[.L22:.N22])+SUMPRODUCT([.O4:.P4];[.M21:.N21]))/(SUMPRODUCT([.L22:.N22])+SUMPRODUCT([.K23:.N23])+SUMPRODUCT([.M21:.N21]))" office:value-type="percentage" office:value="0.0166218518518519" calcext:value-type="percentage">
            <text:p>1.6622 %</text:p>
          </table:table-cell>
          <table:table-cell table:style-name="ce1" table:formula="of:=(SUMPRODUCT([.N6:.Q6];[.L23:.O23])+SUMPRODUCT([.O5:.Q5];[.M22:.O22])+SUMPRODUCT([.P4:.Q4];[.N21:.O21]))/(SUMPRODUCT([.M22:.O22])+SUMPRODUCT([.L23:.O23])+SUMPRODUCT([.N21:.O21]))" office:value-type="percentage" office:value="0.0176638888888889" calcext:value-type="percentage">
            <text:p>1.7664 %</text:p>
          </table:table-cell>
          <table:table-cell table:style-name="ce1" table:formula="of:=(SUMPRODUCT([.O6:.R6];[.M23:.P23])+SUMPRODUCT([.P5:.R5];[.N22:.P22])+SUMPRODUCT([.Q4:.R4];[.O21:.P21]))/(SUMPRODUCT([.N22:.P22])+SUMPRODUCT([.M23:.P23])+SUMPRODUCT([.O21:.P21]))" office:value-type="percentage" office:value="0.0172708639632658" calcext:value-type="percentage">
            <text:p>1.7271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5]*([.C23]+[.D23]+[.E23]+[.F23]))-([.Z15]*[.F23])-([.Y15]*[.E23])-([.X15]*[.D23]))/[.C23]" office:value-type="percentage" office:value="0.0147711111111111" calcext:value-type="percentage">
            <text:p>1.4771 %</text:p>
          </table:table-cell>
          <table:table-cell table:style-name="ce1" table:formula="of:=(([.AC15]*([.D23]+[.E23]+[.F23]))-([.Z15]*[.F23])-([.Y15]*[.E23]))/[.D23]" office:value-type="percentage" office:value="0.0159271604938272" calcext:value-type="percentage">
            <text:p>1.5927 %</text:p>
          </table:table-cell>
          <table:table-cell table:style-name="ce1" table:formula="of:=(([.AD15]*([.E23]+[.F23]))-([.Z15]*[.F23]))/[.E23]" office:value-type="percentage" office:value="0.0174185185185185" calcext:value-type="percentage">
            <text:p>1.7419 %</text:p>
          </table:table-cell>
          <table:table-cell table:style-name="ce16" table:formula="of:=[.AE15]" office:value-type="percentage" office:value="0.0184" calcext:value-type="percentage">
            <text:p>1.8400 %</text:p>
          </table:table-cell>
          <table:table-cell table:style-name="ce17" office:value-type="string" calcext:value-type="string">
            <text:p>M2</text:p>
          </table:table-cell>
          <table:table-cell table:style-name="ce1" table:formula="of:=(SUMPRODUCT([.L6:.O6];[.J23:.M23])+SUMPRODUCT([.X14:.Z14];[.D22:.F22]))/(SUMPRODUCT([.D22:.F22])+SUMPRODUCT([.J23:.M23]))" office:value-type="percentage" office:value="0.0156964814814815" calcext:value-type="percentage">
            <text:p>1.5696 %</text:p>
          </table:table-cell>
          <table:table-cell table:style-name="ce1" table:formula="of:=(SUMPRODUCT([.M6:.O6];[.K23:.M23])+SUMPRODUCT([.Y14:.Z14];[.E22:.F22]))/(SUMPRODUCT([.E22:.F22])+SUMPRODUCT([.K23:.M23]))" office:value-type="percentage" office:value="0.0166218518518519" calcext:value-type="percentage">
            <text:p>1.6622 %</text:p>
          </table:table-cell>
          <table:table-cell table:style-name="ce1" table:formula="of:=(SUMPRODUCT([.N6:.O6];[.L23:.M23])+SUMPRODUCT([.Z14];[.F22]))/(SUMPRODUCT([.F22])+SUMPRODUCT([.L23:.M23]))" office:value-type="percentage" office:value="0.0176638888888889" calcext:value-type="percentage">
            <text:p>1.7664 %</text:p>
          </table:table-cell>
          <table:table-cell table:style-name="ce1" table:formula="of:=(SUMPRODUCT([.O6];[.M23]))/(SUMPRODUCT([.M23]))" office:value-type="percentage" office:value="0.0184" calcext:value-type="percentage">
            <text:p>1.84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250" calcext:value-type="float">
            <text:p>1250</text:p>
          </table:table-cell>
          <table:table-cell table:formula="of:=[.$B7]*[.F7]" office:value-type="float" office:value="625" calcext:value-type="float">
            <text:p>625</text:p>
          </table:table-cell>
          <table:table-cell table:formula="of:=[.$B7]*[.G7]" office:value-type="float" office:value="250" calcext:value-type="float">
            <text:p>250</text:p>
          </table:table-cell>
          <table:table-cell table:formula="of:=[.$B7]*[.H7]" office:value-type="float" office:value="62.5" calcext:value-type="float">
            <text:p>62.5</text:p>
          </table:table-cell>
          <table:table-cell table:formula="of:=[.$B7]*[.I7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formula="of:=[.B16]-[.J15]-[.K14]-[.L13]" office:value-type="float" office:value="575" calcext:value-type="float">
            <text:p>575</text:p>
          </table:table-cell>
          <table:table-cell table:formula="of:=[.C16]-[.K15]-[.L14]-[.M13]" office:value-type="float" office:value="355" calcext:value-type="float">
            <text:p>355</text:p>
          </table:table-cell>
          <table:table-cell table:style-name="ce4" table:formula="of:=[.D16]-[.L15]-[.M14]" office:value-type="float" office:value="182.5" calcext:value-type="float">
            <text:p>182.5</text:p>
          </table:table-cell>
          <table:table-cell table:style-name="ce4" table:formula="of:=[.E16]-[.M15]" office:value-type="float" office:value="62.5" calcext:value-type="float">
            <text:p>62.5</text:p>
          </table:table-cell>
          <table:table-cell table:style-name="ce4" table:formula="of:=[.F16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1" table:formula="of:=(SUMPRODUCT([.L7:.O7];[.J24:.M24])+SUMPRODUCT([.M6:.O6];[.K23:.M23])+SUMPRODUCT([.N5:.O5];[.L22:.M22])+SUMPRODUCT([.M21];[.O4]))/(SUMPRODUCT([.K23:.M23])+SUMPRODUCT([.J24:.M24])+SUMPRODUCT([.L22:.M22])+SUMPRODUCT([.M21]))" office:value-type="percentage" office:value="0.0163834" calcext:value-type="percentage">
            <text:p>1.6383 %</text:p>
          </table:table-cell>
          <table:table-cell table:style-name="ce1" table:formula="of:=(SUMPRODUCT([.M7:.P7];[.K24:.N24])+SUMPRODUCT([.N6:.P6];[.L23:.N23])+SUMPRODUCT([.O5:.P5];[.M22:.N22])+SUMPRODUCT([.N21];[.P4]))/(SUMPRODUCT([.L23:.N23])+SUMPRODUCT([.K24:.N24])+SUMPRODUCT([.M22:.N22])+SUMPRODUCT([.N21]))" office:value-type="percentage" office:value="0.0172716" calcext:value-type="percentage">
            <text:p>1.7272 %</text:p>
          </table:table-cell>
          <table:table-cell table:style-name="ce1" table:formula="of:=(SUMPRODUCT([.N7:.Q7];[.L24:.O24])+SUMPRODUCT([.O6:.Q6];[.M23:.O23])+SUMPRODUCT([.P5:.Q5];[.N22:.O22])+SUMPRODUCT([.O21];[.Q4]))/(SUMPRODUCT([.M23:.O23])+SUMPRODUCT([.L24:.O24])+SUMPRODUCT([.N22:.O22])+SUMPRODUCT([.O21]))" office:value-type="percentage" office:value="0.018237" calcext:value-type="percentage">
            <text:p>1.8237 %</text:p>
          </table:table-cell>
          <table:table-cell table:style-name="ce1" table:formula="of:=(SUMPRODUCT([.O7:.R7];[.M24:.P24])+SUMPRODUCT([.P6:.R6];[.N23:.P23])+SUMPRODUCT([.Q5:.R5];[.O22:.P22])+SUMPRODUCT([.P21];[.R4]))/(SUMPRODUCT([.N23:.P23])+SUMPRODUCT([.M24:.P24])+SUMPRODUCT([.O22:.P22])+SUMPRODUCT([.P21]))" office:value-type="percentage" office:value="0.0172144630635915" calcext:value-type="percentage">
            <text:p>1.7214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6]*([.C24]+[.D24]+[.E24]+[.F24]))-([.Z16]*[.F24])-([.Y16]*[.E24])-([.X16]*[.D24]))/[.C24]" office:value-type="percentage" office:value="0.0154952" calcext:value-type="percentage">
            <text:p>1.5495 %</text:p>
          </table:table-cell>
          <table:table-cell table:style-name="ce1" table:formula="of:=(([.AC16]*([.D24]+[.E24]+[.F24]))-([.Z16]*[.F24])-([.Y16]*[.E24]))/[.D24]" office:value-type="percentage" office:value="0.016628" calcext:value-type="percentage">
            <text:p>1.6628 %</text:p>
          </table:table-cell>
          <table:table-cell table:style-name="ce1" table:formula="of:=(([.AD16]*([.E24]+[.F24]))-([.Z16]*[.F24]))/[.E24]" office:value-type="percentage" office:value="0.018016" calcext:value-type="percentage">
            <text:p>1.8016 %</text:p>
          </table:table-cell>
          <table:table-cell table:style-name="ce16" table:formula="of:=[.AE16]" office:value-type="percentage" office:value="0.0189" calcext:value-type="percentage">
            <text:p>1.8900 %</text:p>
          </table:table-cell>
          <table:table-cell table:style-name="ce17" office:value-type="string" calcext:value-type="string">
            <text:p>M3</text:p>
          </table:table-cell>
          <table:table-cell table:style-name="ce1" table:formula="of:=(SUMPRODUCT([.L7:.O7];[.J24:.M24])+SUMPRODUCT([.X15:.Z15];[.D23:.F23]))/(SUMPRODUCT([.D23:.F23])+SUMPRODUCT([.J24:.M24]))" office:value-type="percentage" office:value="0.0163834" calcext:value-type="percentage">
            <text:p>1.6383 %</text:p>
          </table:table-cell>
          <table:table-cell table:style-name="ce1" table:formula="of:=(SUMPRODUCT([.M7:.O7];[.K24:.M24])+SUMPRODUCT([.Y15:.Z15];[.E23:.F23]))/(SUMPRODUCT([.E23:.F23])+SUMPRODUCT([.K24:.M24]))" office:value-type="percentage" office:value="0.0172716" calcext:value-type="percentage">
            <text:p>1.7272 %</text:p>
          </table:table-cell>
          <table:table-cell table:style-name="ce1" table:formula="of:=(SUMPRODUCT([.N7:.O7];[.L24:.M24])+SUMPRODUCT([.Z15];[.F23]))/(SUMPRODUCT([.F23])+SUMPRODUCT([.L24:.M24]))" office:value-type="percentage" office:value="0.018237" calcext:value-type="percentage">
            <text:p>1.8237 %</text:p>
          </table:table-cell>
          <table:table-cell table:style-name="ce1" table:formula="of:=(SUMPRODUCT([.O7];[.M24]))/(SUMPRODUCT([.M24]))" office:value-type="percentage" office:value="0.0189" calcext:value-type="percentage">
            <text:p>1.89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table:formula="of:=[.$B8]*[.E8]" office:value-type="float" office:value="1380" calcext:value-type="float">
            <text:p>1380</text:p>
          </table:table-cell>
          <table:table-cell table:formula="of:=[.$B8]*[.F8]" office:value-type="float" office:value="690" calcext:value-type="float">
            <text:p>690</text:p>
          </table:table-cell>
          <table:table-cell table:formula="of:=[.$B8]*[.G8]" office:value-type="float" office:value="276" calcext:value-type="float">
            <text:p>276</text:p>
          </table:table-cell>
          <table:table-cell table:formula="of:=[.$B8]*[.H8]" office:value-type="float" office:value="69" calcext:value-type="float">
            <text:p>69</text:p>
          </table:table-cell>
          <table:table-cell table:formula="of:=[.$B8]*[.I8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formula="of:=[.B17]-[.J16]-[.K15]-[.L14]-[.M13]" office:value-type="float" office:value="755" calcext:value-type="float">
            <text:p>755</text:p>
          </table:table-cell>
          <table:table-cell table:style-name="ce4" table:formula="of:=[.C17]-[.K16]-[.L15]-[.M14]-[.U13]" office:value-type="float" office:value="440" calcext:value-type="float">
            <text:p>440</text:p>
          </table:table-cell>
          <table:table-cell table:style-name="ce4" table:formula="of:=[.D17]-[.L16]-[.M15]" office:value-type="float" office:value="213.5" calcext:value-type="float">
            <text:p>213.5</text:p>
          </table:table-cell>
          <table:table-cell table:style-name="ce4" table:formula="of:=[.E17]-[.M16]" office:value-type="float" office:value="69" calcext:value-type="float">
            <text:p>69</text:p>
          </table:table-cell>
          <table:table-cell table:style-name="ce4" table:formula="of:=[.F17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style-name="ce1" table:formula="of:=(SUMPRODUCT([.L8:.O8];[.J25:.M25])+SUMPRODUCT([.M7:.O7];[.K24:.M24])+SUMPRODUCT([.N6:.O6];[.L23:.M23])+SUMPRODUCT([.M22];[.O5]))/(SUMPRODUCT([.K24:.M24])+SUMPRODUCT([.J25:.M25])+SUMPRODUCT([.L23:.M23])+SUMPRODUCT([.M22]))" office:value-type="percentage" office:value="0.0167380072463768" calcext:value-type="percentage">
            <text:p>1.6738 %</text:p>
          </table:table-cell>
          <table:table-cell table:style-name="ce1" table:formula="of:=(SUMPRODUCT([.M8:.P8];[.K25:.N25])+SUMPRODUCT([.N7:.P7];[.L24:.N24])+SUMPRODUCT([.O6:.P6];[.M23:.N23])+SUMPRODUCT([.N22];[.P5]))/(SUMPRODUCT([.L24:.N24])+SUMPRODUCT([.K25:.N25])+SUMPRODUCT([.M23:.N23])+SUMPRODUCT([.N22]))" office:value-type="percentage" office:value="0.017591231884058" calcext:value-type="percentage">
            <text:p>1.7591 %</text:p>
          </table:table-cell>
          <table:table-cell table:style-name="ce1" table:formula="of:=(SUMPRODUCT([.N8:.Q8];[.L25:.O25])+SUMPRODUCT([.O7:.Q7];[.M24:.O24])+SUMPRODUCT([.P6:.Q6];[.N23:.O23])+SUMPRODUCT([.O22];[.Q5]))/(SUMPRODUCT([.M24:.O24])+SUMPRODUCT([.L25:.O25])+SUMPRODUCT([.N23:.O23])+SUMPRODUCT([.O22]))" office:value-type="percentage" office:value="0.0186085144927536" calcext:value-type="percentage">
            <text:p>1.8609 %</text:p>
          </table:table-cell>
          <table:table-cell table:style-name="ce1" table:formula="of:=(SUMPRODUCT([.O8:.R8];[.M25:.P25])+SUMPRODUCT([.P7:.R7];[.N24:.P24])+SUMPRODUCT([.Q6:.R6];[.O23:.P23])+SUMPRODUCT([.P22];[.R5]))/(SUMPRODUCT([.N24:.P24])+SUMPRODUCT([.M25:.P25])+SUMPRODUCT([.O23:.P23])+SUMPRODUCT([.P22]))" office:value-type="percentage" office:value="0.0174586868130061" calcext:value-type="percentage">
            <text:p>1.7459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7]*([.C25]+[.D25]+[.E25]+[.F25]))-([.Z17]*[.F25])-([.Y17]*[.E25])-([.X17]*[.D25]))/[.C25]" office:value-type="percentage" office:value="0.0158847826086956" calcext:value-type="percentage">
            <text:p>1.5885 %</text:p>
          </table:table-cell>
          <table:table-cell table:style-name="ce1" table:formula="of:=(([.AC17]*([.D25]+[.E25]+[.F25]))-([.Z17]*[.F25])-([.Y17]*[.E25]))/[.D25]" office:value-type="percentage" office:value="0.0169130434782609" calcext:value-type="percentage">
            <text:p>1.6913 %</text:p>
          </table:table-cell>
          <table:table-cell table:style-name="ce1" table:formula="of:=(([.AD17]*([.E25]+[.F25]))-([.Z17]*[.F25]))/[.E25]" office:value-type="percentage" office:value="0.0184113526570048" calcext:value-type="percentage">
            <text:p>1.8411 %</text:p>
          </table:table-cell>
          <table:table-cell table:style-name="ce16" table:formula="of:=[.AE17]" office:value-type="percentage" office:value="0.0192" calcext:value-type="percentage">
            <text:p>1.9200 %</text:p>
          </table:table-cell>
          <table:table-cell table:style-name="ce17" office:value-type="string" calcext:value-type="string">
            <text:p>M4</text:p>
          </table:table-cell>
          <table:table-cell table:style-name="ce1" table:formula="of:=(SUMPRODUCT([.L8:.O8];[.J25:.M25])+SUMPRODUCT([.X16:.Z16];[.D24:.F24]))/(SUMPRODUCT([.D24:.F24])+SUMPRODUCT([.J25:.M25]))" office:value-type="percentage" office:value="0.0167380072463768" calcext:value-type="percentage">
            <text:p>1.6738 %</text:p>
          </table:table-cell>
          <table:table-cell table:style-name="ce1" table:formula="of:=(SUMPRODUCT([.M8:.O8];[.K25:.M25])+SUMPRODUCT([.Y16:.Z16];[.E24:.F24]))/(SUMPRODUCT([.E24:.F24])+SUMPRODUCT([.K25:.M25]))" office:value-type="percentage" office:value="0.017591231884058" calcext:value-type="percentage">
            <text:p>1.7591 %</text:p>
          </table:table-cell>
          <table:table-cell table:style-name="ce1" table:formula="of:=(SUMPRODUCT([.N8:.O8];[.L25:.M25])+SUMPRODUCT([.Z16];[.F24]))/(SUMPRODUCT([.F24])+SUMPRODUCT([.L25:.M25]))" office:value-type="percentage" office:value="0.0186085144927536" calcext:value-type="percentage">
            <text:p>1.8609 %</text:p>
          </table:table-cell>
          <table:table-cell table:style-name="ce1" table:formula="of:=(SUMPRODUCT([.O8];[.M25]))/(SUMPRODUCT([.M25]))" office:value-type="percentage" office:value="0.0192" calcext:value-type="percentage">
            <text:p>1.92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install</text:p>
          </table:table-cell>
          <table:table-cell table:number-columns-repeated="6"/>
          <table:table-cell office:value-type="string" calcext:value-type="string">
            <text:p>stock var installment</text:p>
          </table:table-cell>
          <table:table-cell table:number-columns-repeated="6"/>
          <table:table-cell office:value-type="string" calcext:value-type="string">
            <text:p>ftp int</text:p>
          </table:table-cell>
          <table:table-cell table:number-columns-repeated="8"/>
          <table:table-cell table:style-name="ce1" table:formula="of:=[.AD14]" office:value-type="percentage" office:value="0.0169583333333333" calcext:value-type="percentage">
            <text:p>1.6958 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"/>
          <table:table-cell table:formula="of:=[.E22]+[.F22]"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given row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table:formula="of:=[.B13]-[.C13]" office:value-type="float" office:value="500" calcext:value-type="float">
            <text:p>500</text:p>
          </table:table-cell>
          <table:table-cell table:formula="of:=[.C13]-[.D13]" office:value-type="float" office:value="300" calcext:value-type="float">
            <text:p>300</text:p>
          </table:table-cell>
          <table:table-cell table:formula="of:=[.D13]-[.E13]" office:value-type="float" office:value="150" calcext:value-type="float">
            <text:p>150</text:p>
          </table:table-cell>
          <table:table-cell table:formula="of:=[.E13]-[.F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/>
          <table:table-cell table:formula="of:=[.I13]-[.J13]" office:value-type="float" office:value="500" calcext:value-type="float">
            <text:p>500</text:p>
          </table:table-cell>
          <table:table-cell table:formula="of:=[.J13]-[.K13]" office:value-type="float" office:value="300" calcext:value-type="float">
            <text:p>300</text:p>
          </table:table-cell>
          <table:table-cell table:formula="of:=[.K13]-[.L13]" office:value-type="float" office:value="150" calcext:value-type="float">
            <text:p>150</text:p>
          </table:table-cell>
          <table:table-cell table:formula="of:=[.L13]-[.M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 table:style-name="ce6" table:formula="of:=SUMPRODUCT([.L4:.O4];[.J21:.M21])/12" office:value-type="float" office:value="1.1625" calcext:value-type="float">
            <text:p>1.16</text:p>
          </table:table-cell>
          <table:table-cell table:style-name="ce6" table:formula="of:=SUMPRODUCT([.M4:.P4];[.K21:.N21])/12" office:value-type="float" office:value="0.620833333333333" calcext:value-type="float">
            <text:p>0.62</text:p>
          </table:table-cell>
          <table:table-cell table:style-name="ce6" table:formula="of:=SUMPRODUCT([.N4:.Q4];[.L21:.O21])/12" office:value-type="float" office:value="0.270833333333333" calcext:value-type="float">
            <text:p>0.27</text:p>
          </table:table-cell>
          <table:table-cell table:style-name="ce6" table:formula="of:=SUMPRODUCT([.O4:.R4];[.M21:.P21])/12" office:value-type="float" office:value="0.0708333333333334" calcext:value-type="float">
            <text:p>0.07</text:p>
          </table:table-cell>
          <table:table-cell table:number-columns-repeated="5"/>
          <table:table-cell table:formula="of:=-([.Z14]*[.F22])" office:value-type="float" office:value="-1.062" calcext:value-type="float">
            <text:p>-1.062</text:p>
          </table:table-cell>
          <table:table-cell table:number-columns-repeated="4"/>
          <table:table-cell office:value-type="string" calcext:value-type="string">
            <text:p>ftp</text:p>
          </table:table-cell>
          <table:table-cell office:value-type="string" calcext:value-type="string">
            <text:p>mrat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table:formula="of:=[.B14]-[.C14]" office:value-type="float" office:value="600" calcext:value-type="float">
            <text:p>600</text:p>
          </table:table-cell>
          <table:table-cell table:formula="of:=[.C14]-[.D14]" office:value-type="float" office:value="360" calcext:value-type="float">
            <text:p>360</text:p>
          </table:table-cell>
          <table:table-cell table:formula="of:=[.D14]-[.E14]" office:value-type="float" office:value="180" calcext:value-type="float">
            <text:p>180</text:p>
          </table:table-cell>
          <table:table-cell table:formula="of:=[.E14]-[.F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formula="of:=[.I14]-[.J14]" office:value-type="float" office:value="300" calcext:value-type="float">
            <text:p>300</text:p>
          </table:table-cell>
          <table:table-cell table:formula="of:=[.J14]-[.K14]" office:value-type="float" office:value="210" calcext:value-type="float">
            <text:p>210</text:p>
          </table:table-cell>
          <table:table-cell table:formula="of:=[.K14]-[.L14]" office:value-type="float" office:value="130" calcext:value-type="float">
            <text:p>130</text:p>
          </table:table-cell>
          <table:table-cell table:formula="of:=[.L14]-[.M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 table:style-name="ce6" table:formula="of:=(SUMPRODUCT([.L5:.O5];[.J22:.M22])+SUMPRODUCT([.M4:.O4];[.K21:.M21]))/12" office:value-type="float" office:value="1.48466666666667" calcext:value-type="float">
            <text:p>1.48</text:p>
          </table:table-cell>
          <table:table-cell table:style-name="ce6" table:formula="of:=(SUMPRODUCT([.M5:.P5];[.K22:.N22])+SUMPRODUCT([.N4:.P4];[.L21:.N21]))/12" office:value-type="float" office:value="0.794666666666667" calcext:value-type="float">
            <text:p>0.79</text:p>
          </table:table-cell>
          <table:table-cell table:style-name="ce6" table:formula="of:=(SUMPRODUCT([.N5:.Q5];[.L22:.O22])+SUMPRODUCT([.O4:.Q4];[.M21:.O21]))/12" office:value-type="float" office:value="0.339166666666667" calcext:value-type="float">
            <text:p>0.34</text:p>
          </table:table-cell>
          <table:table-cell table:style-name="ce6" table:formula="of:=(SUMPRODUCT([.O5:.R5];[.M22:.P22])+SUMPRODUCT([.P4:.R4];[.N21:.P21]))/12" office:value-type="float" office:value="0.0885" calcext:value-type="float">
            <text:p>0.09</text:p>
          </table:table-cell>
          <table:table-cell table:number-columns-repeated="5"/>
          <table:table-cell table:formula="of:=[.E22]" office:value-type="float" office:value="180" calcext:value-type="float">
            <text:p>18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15]-[.C15]" office:value-type="float" office:value="675" calcext:value-type="float">
            <text:p>675</text:p>
          </table:table-cell>
          <table:table-cell table:formula="of:=[.C15]-[.D15]" office:value-type="float" office:value="405" calcext:value-type="float">
            <text:p>405</text:p>
          </table:table-cell>
          <table:table-cell table:formula="of:=[.D15]-[.E15]" office:value-type="float" office:value="202.5" calcext:value-type="float">
            <text:p>202.5</text:p>
          </table:table-cell>
          <table:table-cell table:formula="of:=[.E15]-[.F15]" office:value-type="float" office:value="67.5" calcext:value-type="float">
            <text:p>67.5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formula="of:=[.I15]-[.J15]" office:value-type="float" office:value="315" calcext:value-type="float">
            <text:p>315</text:p>
          </table:table-cell>
          <table:table-cell table:formula="of:=[.J15]-[.K15]" office:value-type="float" office:value="225" calcext:value-type="float">
            <text:p>225</text:p>
          </table:table-cell>
          <table:table-cell table:formula="of:=[.K15]-[.L15]" office:value-type="float" office:value="142.5" calcext:value-type="float">
            <text:p>142.5</text:p>
          </table:table-cell>
          <table:table-cell table:formula="of:=[.L15]-[.M15]" office:value-type="float" office:value="67.5" calcext:value-type="float">
            <text:p>67.5</text:p>
          </table:table-cell>
          <table:table-cell/>
          <table:table-cell office:value-type="string" calcext:value-type="string">
            <text:p>M2</text:p>
          </table:table-cell>
          <table:table-cell table:style-name="ce6" table:formula="of:=(SUMPRODUCT([.L6:.O6];[.J23:.M23])+SUMPRODUCT([.M5:.O5];[.K22:.M22])+SUMPRODUCT([.N4:.O4];[.L21:.M21]))/12" office:value-type="float" office:value="1.76585416666667" calcext:value-type="float">
            <text:p>1.77</text:p>
          </table:table-cell>
          <table:table-cell table:style-name="ce6" table:formula="of:=(SUMPRODUCT([.M6:.P6];[.K23:.N23])+SUMPRODUCT([.N5:.P5];[.L22:.N22])+SUMPRODUCT([.O4:.P4];[.M21:.N21]))/12" office:value-type="float" office:value="0.934979166666667" calcext:value-type="float">
            <text:p>0.93</text:p>
          </table:table-cell>
          <table:table-cell table:style-name="ce6" table:formula="of:=(SUMPRODUCT([.N6:.Q6];[.L23:.O23])+SUMPRODUCT([.O5:.Q5];[.M22:.O22])+SUMPRODUCT([.P4:.Q4];[.N21:.O21]))/12" office:value-type="float" office:value="0.3974375" calcext:value-type="float">
            <text:p>0.40</text:p>
          </table:table-cell>
          <table:table-cell table:style-name="ce6" table:formula="of:=(SUMPRODUCT([.O6:.R6];[.M23:.P23])+SUMPRODUCT([.P5:.R5];[.N22:.P22])+SUMPRODUCT([.Q4:.R4];[.O21:.P21]))/12" office:value-type="float" office:value="0.1035" calcext:value-type="float">
            <text:p>0.1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table:formula="of:=[.B16]-[.C16]" office:value-type="float" office:value="625" calcext:value-type="float">
            <text:p>625</text:p>
          </table:table-cell>
          <table:table-cell table:formula="of:=[.C16]-[.D16]" office:value-type="float" office:value="375" calcext:value-type="float">
            <text:p>375</text:p>
          </table:table-cell>
          <table:table-cell table:formula="of:=[.D16]-[.E16]" office:value-type="float" office:value="187.5" calcext:value-type="float">
            <text:p>187.5</text:p>
          </table:table-cell>
          <table:table-cell table:formula="of:=[.E16]-[.F16]" office:value-type="float" office:value="62.5" calcext:value-type="float">
            <text:p>62.5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formula="of:=[.I16]-[.J16]" office:value-type="float" office:value="220" calcext:value-type="float">
            <text:p>220</text:p>
          </table:table-cell>
          <table:table-cell table:formula="of:=[.J16]-[.K16]" office:value-type="float" office:value="172.5" calcext:value-type="float">
            <text:p>172.5</text:p>
          </table:table-cell>
          <table:table-cell table:formula="of:=[.K16]-[.L16]" office:value-type="float" office:value="120" calcext:value-type="float">
            <text:p>120</text:p>
          </table:table-cell>
          <table:table-cell table:formula="of:=[.L16]-[.M16]" office:value-type="float" office:value="62.5" calcext:value-type="float">
            <text:p>62.5</text:p>
          </table:table-cell>
          <table:table-cell/>
          <table:table-cell office:value-type="string" calcext:value-type="string">
            <text:p>M3</text:p>
          </table:table-cell>
          <table:table-cell table:style-name="ce6" table:formula="of:=(SUMPRODUCT([.L7:.O7];[.J24:.M24])+SUMPRODUCT([.M6:.O6];[.K23:.M23])+SUMPRODUCT([.N5:.O5];[.L22:.M22])+SUMPRODUCT([.M21];[.O4]))/12" office:value-type="float" office:value="1.70660416666667" calcext:value-type="float">
            <text:p>1.71</text:p>
          </table:table-cell>
          <table:table-cell table:style-name="ce6" table:formula="of:=(SUMPRODUCT([.M7:.P7];[.K24:.N24])+SUMPRODUCT([.N6:.P6];[.L23:.N23])+SUMPRODUCT([.O5:.P5];[.M22:.N22])+SUMPRODUCT([.N21];[.P4]))/12" office:value-type="float" office:value="0.8995625" calcext:value-type="float">
            <text:p>0.90</text:p>
          </table:table-cell>
          <table:table-cell table:style-name="ce6" table:formula="of:=(SUMPRODUCT([.N7:.Q7];[.L24:.O24])+SUMPRODUCT([.O6:.Q6];[.M23:.O23])+SUMPRODUCT([.P5:.Q5];[.N22:.O22])+SUMPRODUCT([.O21];[.Q4]))/12" office:value-type="float" office:value="0.3799375" calcext:value-type="float">
            <text:p>0.38</text:p>
          </table:table-cell>
          <table:table-cell table:style-name="ce6" table:formula="of:=(SUMPRODUCT([.O7:.R7];[.M24:.P24])+SUMPRODUCT([.P6:.R6];[.N23:.P23])+SUMPRODUCT([.Q5:.R5];[.O22:.P22])+SUMPRODUCT([.P21];[.R4]))/12" office:value-type="float" office:value="0.0984375" calcext:value-type="float">
            <text:p>0.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table:formula="of:=[.B17]-[.C17]" office:value-type="float" office:value="690" calcext:value-type="float">
            <text:p>690</text:p>
          </table:table-cell>
          <table:table-cell table:formula="of:=[.C17]-[.D17]" office:value-type="float" office:value="414" calcext:value-type="float">
            <text:p>414</text:p>
          </table:table-cell>
          <table:table-cell table:formula="of:=[.D17]-[.E17]" office:value-type="float" office:value="207" calcext:value-type="float">
            <text:p>207</text:p>
          </table:table-cell>
          <table:table-cell table:formula="of:=[.E17]-[.F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/>
          <table:table-cell table:formula="of:=[.I17]-[.J17]" office:value-type="float" office:value="315" calcext:value-type="float">
            <text:p>315</text:p>
          </table:table-cell>
          <table:table-cell table:formula="of:=[.J17]-[.K17]" office:value-type="float" office:value="226.5" calcext:value-type="float">
            <text:p>226.5</text:p>
          </table:table-cell>
          <table:table-cell table:formula="of:=[.K17]-[.L17]" office:value-type="float" office:value="144.5" calcext:value-type="float">
            <text:p>144.5</text:p>
          </table:table-cell>
          <table:table-cell table:formula="of:=[.L17]-[.M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 table:style-name="ce6" table:formula="of:=(SUMPRODUCT([.L8:.O8];[.J25:.M25])+SUMPRODUCT([.M7:.O7];[.K24:.M24])+SUMPRODUCT([.N6:.O6];[.L23:.M23])+SUMPRODUCT([.M22];[.O5]))/12" office:value-type="float" office:value="1.92487083333333" calcext:value-type="float">
            <text:p>1.92</text:p>
          </table:table-cell>
          <table:table-cell table:style-name="ce6" table:formula="of:=(SUMPRODUCT([.M8:.P8];[.K25:.N25])+SUMPRODUCT([.N7:.P7];[.L24:.N24])+SUMPRODUCT([.O6:.P6];[.M23:.N23])+SUMPRODUCT([.N22];[.P5]))/12" office:value-type="float" office:value="1.01149583333333" calcext:value-type="float">
            <text:p>1.01</text:p>
          </table:table-cell>
          <table:table-cell table:style-name="ce6" table:formula="of:=(SUMPRODUCT([.N8:.Q8];[.L25:.O25])+SUMPRODUCT([.O7:.Q7];[.M24:.O24])+SUMPRODUCT([.P6:.Q6];[.N23:.O23])+SUMPRODUCT([.O22];[.Q5]))/12" office:value-type="float" office:value="0.427995833333333" calcext:value-type="float">
            <text:p>0.43</text:p>
          </table:table-cell>
          <table:table-cell table:style-name="ce6" table:formula="of:=(SUMPRODUCT([.O8:.R8];[.M25:.P25])+SUMPRODUCT([.P7:.R7];[.N24:.P24])+SUMPRODUCT([.Q6:.R6];[.O23:.P23])+SUMPRODUCT([.P22];[.R5]))/12" office:value-type="float" office:value="0.1104" calcext:value-type="float">
            <text:p>0.1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formula="of:=[.B15]" office:value-type="float" office:value="1350" calcext:value-type="float">
            <text:p>1350</text:p>
          </table:table-cell>
          <table:table-cell table:formula="of:=[.C15]" office:value-type="float" office:value="675" calcext:value-type="float">
            <text:p>675</text:p>
          </table:table-cell>
          <table:table-cell table:formula="of:=[.D15]" office:value-type="float" office:value="270" calcext:value-type="float">
            <text:p>270</text:p>
          </table:table-cell>
          <table:table-cell table:formula="of:=[.E15]" office:value-type="float" office:value="67.5" calcext:value-type="float">
            <text:p>67.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2" table:formula="of:=(([.C34]*([.C30]+[.D30]+[.E30]+[.F30]))-([.M28]*[.F30])-([.L28]*[.E30])-([.K28]*[.D30]))/[.C30]" office:value-type="percentage" office:value="0.0147711111111111" calcext:value-type="percentage">
            <text:p>1.4771 %</text:p>
          </table:table-cell>
          <table:table-cell table:style-name="ce12" table:formula="of:=(([.D34]*([.D30]+[.E30]+[.F30]))-([.M28]*[.F30])-([.L28]*[.E30]))/[.D30]" office:value-type="percentage" office:value="0.0159271604938272" calcext:value-type="percentage">
            <text:p>1.5927 %</text:p>
          </table:table-cell>
          <table:table-cell table:style-name="ce12" table:formula="of:=(([.E34]*([.E30]+[.F30]))-([.M28]*[.F30]))/[.E30]" office:value-type="percentage" office:value="0.0174185185185185" calcext:value-type="percentage">
            <text:p>1.7419 %</text:p>
          </table:table-cell>
          <table:table-cell table:style-name="ce12" table:formula="of:=(([.F34]*([.F30])))/[.F30]" office:value-type="percentage" office:value="0.0184" calcext:value-type="percentage">
            <text:p>1.8400 %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/>
          <table:table-cell table:style-name="ce4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28]-[.C28]" office:value-type="float" office:value="675" calcext:value-type="float">
            <text:p>675</text:p>
          </table:table-cell>
          <table:table-cell table:formula="of:=[.C28]-[.D28]" office:value-type="float" office:value="405" calcext:value-type="float">
            <text:p>405</text:p>
          </table:table-cell>
          <table:table-cell table:formula="of:=[.D28]-[.E28]" office:value-type="float" office:value="202.5" calcext:value-type="float">
            <text:p>202.5</text:p>
          </table:table-cell>
          <table:table-cell table:formula="of:=[.E28]-[.F28]" office:value-type="float" office:value="67.5" calcext:value-type="float">
            <text:p>67.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repris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 table:formula="of:=[.B28]/[.$B$28]" office:value-type="float" office:value="1" calcext:value-type="float">
            <text:p>1</text:p>
          </table:table-cell>
          <table:table-cell table:formula="of:=[.C28]/[.$B$28]" office:value-type="float" office:value="0.5" calcext:value-type="float">
            <text:p>0.5</text:p>
          </table:table-cell>
          <table:table-cell table:formula="of:=[.D28]/[.$B$28]" office:value-type="float" office:value="0.2" calcext:value-type="float">
            <text:p>0.2</text:p>
          </table:table-cell>
          <table:table-cell table:formula="of:=[.E28]/[.$B$28]" office:value-type="float" office:value="0.05" calcext:value-type="float">
            <text:p>0.05</text:p>
          </table:table-cell>
          <table:table-cell table:formula="of:=[.F28]/[.$B$28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3" office:value-type="float" office:value="0.0147" calcext:value-type="float">
            <text:p>0.01470</text:p>
          </table:table-cell>
          <table:table-cell table:style-name="ce3" office:value-type="float" office:value="0.0157" calcext:value-type="float">
            <text:p>0.01570</text:p>
          </table:table-cell>
          <table:table-cell table:style-name="ce3" office:value-type="float" office:value="0.0178" calcext:value-type="float">
            <text:p>0.01780</text:p>
          </table:table-cell>
          <table:table-cell table:style-name="ce3" office:value-type="float" office:value="0.0189" calcext:value-type="float">
            <text:p>0.0189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style-name="ce1" office:value-type="percentage" office:value="0.0156964814814815" calcext:value-type="percentage">
            <text:p>1.5696 %</text:p>
          </table:table-cell>
          <table:table-cell table:style-name="ce1" office:value-type="percentage" office:value="0.0166218518518519" calcext:value-type="percentage">
            <text:p>1.6622 %</text:p>
          </table:table-cell>
          <table:table-cell table:style-name="ce1" office:value-type="percentage" office:value="0.0176638888888889" calcext:value-type="percentage">
            <text:p>1.7664 %</text:p>
          </table:table-cell>
          <table:table-cell table:style-name="ce1" office:value-type="percentage" office:value="0.0184" calcext:value-type="percentage">
            <text:p>1.8400 %</text:p>
          </table:table-cell>
          <table:table-cell table:number-columns-repeated="2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amort</text:p>
          </table:table-cell>
          <table:table-cell table:number-columns-repeated="6"/>
          <table:table-cell office:value-type="string" calcext:value-type="string">
            <text:p>new pro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0</text:p>
          </table:table-cell>
          <table:table-cell table:style-name="ce9" table:formula="of:=[.$B4]*[.E4]" office:value-type="float" office:value="1000" calcext:value-type="float">
            <text:p>1,000.0</text:p>
          </table:table-cell>
          <table:table-cell table:style-name="ce9" table:formula="of:=[.$B4]*[.F4]" office:value-type="float" office:value="500" calcext:value-type="float">
            <text:p>500.0</text:p>
          </table:table-cell>
          <table:table-cell table:style-name="ce9" table:formula="of:=[.$B4]*[.G4]" office:value-type="float" office:value="200" calcext:value-type="float">
            <text:p>200.0</text:p>
          </table:table-cell>
          <table:table-cell table:style-name="ce9" table:formula="of:=[.$B4]*[.H4]" office:value-type="float" office:value="50" calcext:value-type="float">
            <text:p>50.0</text:p>
          </table:table-cell>
          <table:table-cell table:style-name="ce9" table:formula="of:=[.$B4]*[.I4]" office:value-type="float" office:value="0" calcext:value-type="float">
            <text:p>0.0</text:p>
          </table:table-cell>
          <table:table-cell/>
          <table:table-cell office:value-type="string" calcext:value-type="string">
            <text:p>M0</text:p>
          </table:table-cell>
          <table:table-cell table:style-name="ce15" table:formula="of:=[.$B$4]*[.E4]" office:value-type="float" office:value="1000" calcext:value-type="float">
            <text:p>1000</text:p>
          </table:table-cell>
          <table:table-cell table:style-name="ce15" table:formula="of:=[.$I39]*[.F4]" office:value-type="float" office:value="500" calcext:value-type="float">
            <text:p>500</text:p>
          </table:table-cell>
          <table:table-cell table:style-name="ce15" table:formula="of:=[.$I39]*[.G4]" office:value-type="float" office:value="200" calcext:value-type="float">
            <text:p>200</text:p>
          </table:table-cell>
          <table:table-cell table:style-name="ce15" table:formula="of:=[.$I39]*[.H4]" office:value-type="float" office:value="50" calcext:value-type="float">
            <text:p>50</text:p>
          </table:table-cell>
          <table:table-cell table:style-name="ce15" table:formula="of:=[.$I39]*[.I4]" office:value-type="float" office:value="0" calcext:value-type="float">
            <text:p>0</text:p>
          </table:table-cell>
          <table:table-cell table:number-columns-repeated="2"/>
          <table:table-cell table:style-name="ce1" table:formula="of:=SUMPRODUCT([.L4:.O4];[.J47:.M47])/SUMPRODUCT([.J47:.M47])" office:value-type="percentage" office:value="0.01395" calcext:value-type="percentage">
            <text:p>1.3950 %</text:p>
          </table:table-cell>
          <table:table-cell table:style-name="ce1" table:formula="of:=SUMPRODUCT([.M4:.P4];[.K47:.N47])/SUMPRODUCT([.K47:.N47])" office:value-type="percentage" office:value="0.0149" calcext:value-type="percentage">
            <text:p>1.4900 %</text:p>
          </table:table-cell>
          <table:table-cell table:style-name="ce1" table:formula="of:=SUMPRODUCT([.N4:.Q4];[.L47:.O47])/SUMPRODUCT([.L47:.O47])" office:value-type="percentage" office:value="0.01625" calcext:value-type="percentage">
            <text:p>1.6250 %</text:p>
          </table:table-cell>
          <table:table-cell table:style-name="ce1" table:formula="of:=SUMPRODUCT([.O4:.R4];[.M47:.P47])/SUMPRODUCT([.M47:.P47])" office:value-type="percentage" office:value="0.017" calcext:value-type="percentage">
            <text:p>1.7000 %</text:p>
          </table:table-cell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1</text:p>
          </table:table-cell>
          <table:table-cell table:style-name="ce10" table:formula="of:=[.I40]+[.J39]" office:value-type="float" office:value="1200" calcext:value-type="float">
            <text:p>1,200.0</text:p>
          </table:table-cell>
          <table:table-cell table:style-name="ce10" table:formula="of:=[.J40]+[.K39]" office:value-type="float" office:value="550" calcext:value-type="float">
            <text:p>550.0</text:p>
          </table:table-cell>
          <table:table-cell table:style-name="ce10" table:formula="of:=[.K40]+[.L39]" office:value-type="float" office:value="190" calcext:value-type="float">
            <text:p>190.0</text:p>
          </table:table-cell>
          <table:table-cell table:style-name="ce10" table:formula="of:=[.L40]+[.M39]" office:value-type="float" office:value="35" calcext:value-type="float">
            <text:p>35.0</text:p>
          </table:table-cell>
          <table:table-cell table:style-name="ce10" table:formula="of:=[.M40]+[.N39]" office:value-type="float" office:value="0" calcext:value-type="float">
            <text:p>0.0</text:p>
          </table:table-cell>
          <table:table-cell/>
          <table:table-cell office:value-type="string" calcext:value-type="string">
            <text:p>M1</text:p>
          </table:table-cell>
          <table:table-cell table:style-name="ce18" table:formula="of:=MAX([.B5]-[.J39];0)" office:value-type="float" office:value="700" calcext:value-type="float">
            <text:p>700</text:p>
          </table:table-cell>
          <table:table-cell table:style-name="ce15" table:formula="of:=[.$I40]*[.F5]" office:value-type="float" office:value="350" calcext:value-type="float">
            <text:p>350</text:p>
          </table:table-cell>
          <table:table-cell table:style-name="ce15" table:formula="of:=[.$I40]*[.G5]" office:value-type="float" office:value="140" calcext:value-type="float">
            <text:p>140</text:p>
          </table:table-cell>
          <table:table-cell table:style-name="ce15" table:formula="of:=[.$I40]*[.H5]" office:value-type="float" office:value="35" calcext:value-type="float">
            <text:p>35</text:p>
          </table:table-cell>
          <table:table-cell table:style-name="ce15" table:formula="of:=[.$I40]*[.I5]" office:value-type="float" office:value="0" calcext:value-type="float">
            <text:p>0</text:p>
          </table:table-cell>
          <table:table-cell table:number-columns-repeated="2"/>
          <table:table-cell table:style-name="ce1" table:formula="of:=(SUMPRODUCT([.L5:.O5];[.J48:.M48])+SUMPRODUCT([.M4:.O4];[.K47:.M47]))/(SUMPRODUCT([.K47:.M47])+SUMPRODUCT([.J48:.M48]))" office:value-type="percentage" office:value="0.01469875" calcext:value-type="percentage">
            <text:p>1.4699 %</text:p>
          </table:table-cell>
          <table:table-cell table:style-name="ce1" table:formula="of:=(SUMPRODUCT([.M5:.P5];[.K48:.N48])+SUMPRODUCT([.N4:.P4];[.L47:.N47]))/(SUMPRODUCT([.L47:.N47])+SUMPRODUCT([.K48:.N48]))" office:value-type="percentage" office:value="0.0157790909090909" calcext:value-type="percentage">
            <text:p>1.5779 %</text:p>
          </table:table-cell>
          <table:table-cell table:style-name="ce1" table:formula="of:=(SUMPRODUCT([.N5:.Q5];[.L48:.O48])+SUMPRODUCT([.O4:.Q4];[.M47:.O47]))/(SUMPRODUCT([.M47:.O47])+SUMPRODUCT([.L48:.O48]))" office:value-type="percentage" office:value="0.0169078947368421" calcext:value-type="percentage">
            <text:p>1.6908 %</text:p>
          </table:table-cell>
          <table:table-cell table:style-name="ce1" table:formula="of:=(SUMPRODUCT([.O5:.R5];[.M48:.P48])+SUMPRODUCT([.P4:.R4];[.N47:.P47]))/(SUMPRODUCT([.N47:.P47])+SUMPRODUCT([.M48:.P48]))" office:value-type="percentage" office:value="0.0177" calcext:value-type="percentage">
            <text:p>1.7700 %</text:p>
          </table:table-cell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table:style-name="ce10" table:formula="of:=[.I41]+[.J40]+[.K39]" office:value-type="float" office:value="1350" calcext:value-type="float">
            <text:p>1,350.0</text:p>
          </table:table-cell>
          <table:table-cell table:style-name="ce10" table:formula="of:=[.J41]+[.K40]+[.L39]" office:value-type="float" office:value="590" calcext:value-type="float">
            <text:p>590.0</text:p>
          </table:table-cell>
          <table:table-cell table:style-name="ce10" table:formula="of:=[.K41]+[.L40]+[.M39]" office:value-type="float" office:value="195" calcext:value-type="float">
            <text:p>195.0</text:p>
          </table:table-cell>
          <table:table-cell table:style-name="ce10" table:formula="of:=[.L41]+[.M40]" office:value-type="float" office:value="40" calcext:value-type="float">
            <text:p>40.0</text:p>
          </table:table-cell>
          <table:table-cell table:style-name="ce10" table:formula="of:=[.M41]+[.N40]+[.O39]" office:value-type="float" office:value="0" calcext:value-type="float">
            <text:p>0.0</text:p>
          </table:table-cell>
          <table:table-cell/>
          <table:table-cell office:value-type="string" calcext:value-type="string">
            <text:p>M2</text:p>
          </table:table-cell>
          <table:table-cell table:style-name="ce18" table:formula="of:=MAX([.B6]-[.J40]-[.K39];0)" office:value-type="float" office:value="800" calcext:value-type="float">
            <text:p>800</text:p>
          </table:table-cell>
          <table:table-cell table:style-name="ce15" table:formula="of:=[.$I41]*[.F6]" office:value-type="float" office:value="400" calcext:value-type="float">
            <text:p>400</text:p>
          </table:table-cell>
          <table:table-cell table:style-name="ce15" table:formula="of:=[.$I41]*[.G6]" office:value-type="float" office:value="160" calcext:value-type="float">
            <text:p>160</text:p>
          </table:table-cell>
          <table:table-cell table:style-name="ce15" table:formula="of:=[.$I41]*[.H6]" office:value-type="float" office:value="40" calcext:value-type="float">
            <text:p>40</text:p>
          </table:table-cell>
          <table:table-cell table:style-name="ce15" table:formula="of:=[.$I41]*[.I6]" office:value-type="float" office:value="0" calcext:value-type="float">
            <text:p>0</text:p>
          </table:table-cell>
          <table:table-cell table:number-columns-repeated="2"/>
          <table:table-cell table:style-name="ce1" table:formula="of:=(SUMPRODUCT([.L6:.O6];[.J49:.M49])+SUMPRODUCT([.M5:.O5];[.K48:.M48])+SUMPRODUCT([.N4:.O4];[.L47:.M47]))/(SUMPRODUCT([.K48:.M48])+SUMPRODUCT([.J49:.M49])+SUMPRODUCT([.L47:.M47]))" office:value-type="percentage" office:value="0.0154685185185185" calcext:value-type="percentage">
            <text:p>1.5469 %</text:p>
          </table:table-cell>
          <table:table-cell table:style-name="ce1" table:formula="of:=(SUMPRODUCT([.M6:.P6];[.K49:.N49])+SUMPRODUCT([.N5:.P5];[.L48:.N48])+SUMPRODUCT([.O4:.P4];[.M47:.N47]))/(SUMPRODUCT([.L48:.N48])+SUMPRODUCT([.K49:.N49])+SUMPRODUCT([.M47:.N47]))" office:value-type="percentage" office:value="0.0164347457627119" calcext:value-type="percentage">
            <text:p>1.6435 %</text:p>
          </table:table-cell>
          <table:table-cell table:style-name="ce1" table:formula="of:=(SUMPRODUCT([.N6:.Q6];[.L49:.O49])+SUMPRODUCT([.O5:.Q5];[.M48:.O48])+SUMPRODUCT([.P30:.Q30];[.N47:.O47]))/(SUMPRODUCT([.M48:.O48])+SUMPRODUCT([.L49:.O49])+SUMPRODUCT([.N47:.O47]))" office:value-type="percentage" office:value="0.0175974358974359" calcext:value-type="percentage">
            <text:p>1.7597 %</text:p>
          </table:table-cell>
          <table:table-cell table:style-name="ce1" table:formula="of:=(SUMPRODUCT([.O6:.R6];[.M49:.P49])+SUMPRODUCT([.P31:.R31];[.N48:.P48])+SUMPRODUCT([.Q30:.R30];[.O47:.P47]))/(SUMPRODUCT([.N48:.P48])+SUMPRODUCT([.M49:.P49])+SUMPRODUCT([.O47:.P47]))" office:value-type="percentage" office:value="0.0184" calcext:value-type="percentage">
            <text:p>1.8400 %</text:p>
          </table:table-cell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3</text:p>
          </table:table-cell>
          <table:table-cell table:style-name="ce11" table:formula="of:=[.I42]+[.J41]+[.K40]+[.L39]" office:value-type="float" office:value="1250" calcext:value-type="float">
            <text:p>1,250.0</text:p>
          </table:table-cell>
          <table:table-cell table:style-name="ce11" table:formula="of:=[.J42]+[.K41]+[.L40]+[.M39]" office:value-type="float" office:value="525" calcext:value-type="float">
            <text:p>525.0</text:p>
          </table:table-cell>
          <table:table-cell table:style-name="ce11" table:formula="of:=[.K42]+[.L41]+[.M40]" office:value-type="float" office:value="172" calcext:value-type="float">
            <text:p>172.0</text:p>
          </table:table-cell>
          <table:table-cell table:style-name="ce11" table:formula="of:=[.L42]+[.M41]" office:value-type="float" office:value="33" calcext:value-type="float">
            <text:p>33.0</text:p>
          </table:table-cell>
          <table:table-cell table:style-name="ce11" table:formula="of:=[.M42]+[.N41]" office:value-type="float" office:value="0" calcext:value-type="float">
            <text:p>0.0</text:p>
          </table:table-cell>
          <table:table-cell/>
          <table:table-cell office:value-type="string" calcext:value-type="string">
            <text:p>M3</text:p>
          </table:table-cell>
          <table:table-cell table:style-name="ce18" table:formula="of:=MAX([.B7]-[.J41]-[.K40]-[.L39];0)" office:value-type="float" office:value="660" calcext:value-type="float">
            <text:p>660</text:p>
          </table:table-cell>
          <table:table-cell table:style-name="ce15" table:formula="of:=[.$I42]*[.F7]" office:value-type="float" office:value="330" calcext:value-type="float">
            <text:p>330</text:p>
          </table:table-cell>
          <table:table-cell table:style-name="ce15" table:formula="of:=[.$I42]*[.G7]" office:value-type="float" office:value="132" calcext:value-type="float">
            <text:p>132</text:p>
          </table:table-cell>
          <table:table-cell table:style-name="ce15" table:formula="of:=[.$I42]*[.H7]" office:value-type="float" office:value="33" calcext:value-type="float">
            <text:p>33</text:p>
          </table:table-cell>
          <table:table-cell table:style-name="ce15" table:formula="of:=[.$I42]*[.I7]" office:value-type="float" office:value="0" calcext:value-type="float">
            <text:p>0</text:p>
          </table:table-cell>
          <table:table-cell/>
          <table:table-cell office:value-type="string" calcext:value-type="string">
            <text:p>il semble yavoir une sortie de stock exeptionelle, faites attention</text:p>
          </table:table-cell>
          <table:table-cell table:style-name="ce1" table:formula="of:=(SUMPRODUCT([.L7:.O7];[.J50:.M50])+SUMPRODUCT([.M6:.O6];[.K49:.M49])+SUMPRODUCT([.N5:.O5];[.L48:.M48])+SUMPRODUCT([.M47];[.O4]))/(SUMPRODUCT([.K49:.M49])+SUMPRODUCT([.J50:.M50])+SUMPRODUCT([.L48:.M48])+SUMPRODUCT([.M47]))" office:value-type="percentage" office:value="0.0160336" calcext:value-type="percentage">
            <text:p>1.6034 %</text:p>
          </table:table-cell>
          <table:table-cell table:style-name="ce1" table:formula="of:=(SUMPRODUCT([.M7:.P7];[.K50:.N50])+SUMPRODUCT([.N6:.P6];[.L49:.N49])+SUMPRODUCT([.O5:.P5];[.M48:.N48])+SUMPRODUCT([.N47];[.P4]))/(SUMPRODUCT([.L49:.N49])+SUMPRODUCT([.K50:.N50])+SUMPRODUCT([.M48:.N48])+SUMPRODUCT([.N47]))" office:value-type="percentage" office:value="0.0170019047619048" calcext:value-type="percentage">
            <text:p>1.7002 %</text:p>
          </table:table-cell>
          <table:table-cell table:style-name="ce1" table:formula="of:=(SUMPRODUCT([.N7:.Q7];[.L50:.O50])+SUMPRODUCT([.O6:.Q6];[.M49:.O49])+SUMPRODUCT([.P31:.Q31];[.N48:.O48])+SUMPRODUCT([.O47];[.Q30]))/(SUMPRODUCT([.M49:.O49])+SUMPRODUCT([.L50:.O50])+SUMPRODUCT([.N48:.O48])+SUMPRODUCT([.O47]))" office:value-type="percentage" office:value="0.0181505813953488" calcext:value-type="percentage">
            <text:p>1.8151 %</text:p>
          </table:table-cell>
          <table:table-cell table:style-name="ce1" table:formula="of:=(SUMPRODUCT([.O7:.R7];[.M50:.P50])+SUMPRODUCT([.P32:.R32];[.N49:.P49])+SUMPRODUCT([.Q31:.R31];[.O48:.P48])+SUMPRODUCT([.P47];[.R30]))/(SUMPRODUCT([.N49:.P49])+SUMPRODUCT([.M50:.P50])+SUMPRODUCT([.O48:.P48])+SUMPRODUCT([.P47]))" office:value-type="percentage" office:value="0.0189" calcext:value-type="percentage">
            <text:p>1.8900 %</text:p>
          </table:table-cell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M4</text:p>
          </table:table-cell>
          <table:table-cell table:style-name="ce10" table:formula="of:=[.I43]+[.J42]+[.K41]+[.L40]+[.M39]" office:value-type="float" office:value="1380" calcext:value-type="float">
            <text:p>1,380.0</text:p>
          </table:table-cell>
          <table:table-cell table:style-name="ce10" table:formula="of:=[.J43]+[.K42]+[.L41]+[.M40]" office:value-type="float" office:value="599.5" calcext:value-type="float">
            <text:p>599.5</text:p>
          </table:table-cell>
          <table:table-cell table:style-name="ce10" table:formula="of:=[.K43]+[.L42]+[.M41]" office:value-type="float" office:value="204" calcext:value-type="float">
            <text:p>204.0</text:p>
          </table:table-cell>
          <table:table-cell table:style-name="ce10" table:formula="of:=[.L43]+[.M42]" office:value-type="float" office:value="42.75" calcext:value-type="float">
            <text:p>42.8</text:p>
          </table:table-cell>
          <table:table-cell table:style-name="ce10" table:formula="of:=[.M43]" office:value-type="float" office:value="0" calcext:value-type="float">
            <text:p>0.0</text:p>
          </table:table-cell>
          <table:table-cell/>
          <table:table-cell office:value-type="string" calcext:value-type="string">
            <text:p>M4</text:p>
          </table:table-cell>
          <table:table-cell table:style-name="ce18" table:formula="of:=MAX([.B8]-[.J42]-[.K41]-[.L40]-[.M39];0)" office:value-type="float" office:value="855" calcext:value-type="float">
            <text:p>855</text:p>
          </table:table-cell>
          <table:table-cell table:style-name="ce15" table:formula="of:=[.$I43]*[.F8]" office:value-type="float" office:value="427.5" calcext:value-type="float">
            <text:p>427.5</text:p>
          </table:table-cell>
          <table:table-cell table:style-name="ce15" table:formula="of:=[.$I43]*[.G8]" office:value-type="float" office:value="171" calcext:value-type="float">
            <text:p>171</text:p>
          </table:table-cell>
          <table:table-cell table:style-name="ce15" table:formula="of:=[.$I43]*[.H8]" office:value-type="float" office:value="42.75" calcext:value-type="float">
            <text:p>42.75</text:p>
          </table:table-cell>
          <table:table-cell table:style-name="ce15" table:formula="of:=[.$I43]*[.I8]" office:value-type="float" office:value="0" calcext:value-type="float">
            <text:p>0</text:p>
          </table:table-cell>
          <table:table-cell table:number-columns-repeated="2"/>
          <table:table-cell table:style-name="ce1" table:formula="of:=(SUMPRODUCT([.L8:.O8];[.J51:.M51])+SUMPRODUCT([.M7:.O7];[.K50:.M50])+SUMPRODUCT([.N6:.O6];[.L49:.M49])+SUMPRODUCT([.M48];[.O5]))/(SUMPRODUCT([.K50:.M50])+SUMPRODUCT([.J51:.M51])+SUMPRODUCT([.L49:.M49])+SUMPRODUCT([.M48]))" office:value-type="percentage" office:value="0.0163749637681159" calcext:value-type="percentage">
            <text:p>1.6375 %</text:p>
          </table:table-cell>
          <table:table-cell table:style-name="ce1" table:formula="of:=(SUMPRODUCT([.M8:.P8];[.K51:.N51])+SUMPRODUCT([.N7:.P7];[.L50:.N50])+SUMPRODUCT([.O6:.P6];[.M49:.N49])+SUMPRODUCT([.N48];[.P5]))/(SUMPRODUCT([.L50:.N50])+SUMPRODUCT([.K51:.N51])+SUMPRODUCT([.M49:.N49])+SUMPRODUCT([.N48]))" office:value-type="percentage" office:value="0.0173158465387823" calcext:value-type="percentage">
            <text:p>1.7316 %</text:p>
          </table:table-cell>
          <table:table-cell table:style-name="ce1" table:formula="of:=(SUMPRODUCT([.N8:.Q8];[.L51:.O51])+SUMPRODUCT([.O7:.Q7];[.M50:.O50])+SUMPRODUCT([.P32:.Q32];[.N49:.O49])+SUMPRODUCT([.O48];[.Q31]))/(SUMPRODUCT([.M50:.O50])+SUMPRODUCT([.L51:.O51])+SUMPRODUCT([.N49:.O49])+SUMPRODUCT([.O48]))" office:value-type="percentage" office:value="0.0185227941176471" calcext:value-type="percentage">
            <text:p>1.8523 %</text:p>
          </table:table-cell>
          <table:table-cell table:style-name="ce1" table:formula="of:=(SUMPRODUCT([.O8:.R8];[.M51:.P51])+SUMPRODUCT([.P33:.R33];[.N50:.P50])+SUMPRODUCT([.Q32:.R32];[.O49:.P49])+SUMPRODUCT([.P48];[.R31]))/(SUMPRODUCT([.N50:.P50])+SUMPRODUCT([.M51:.P51])+SUMPRODUCT([.O49:.P49])+SUMPRODUCT([.P48]))" office:value-type="percentage" office:value="0.0192" calcext:value-type="percentage">
            <text:p>1.9200 %</text:p>
          </table:table-cell>
          <table:table-cell/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stock install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new prod installment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>
            <text:p>P0</text:p>
          </table:table-cell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0</text:p>
          </table:table-cell>
          <table:table-cell table:style-name="ce7"/>
          <table:table-cell table:style-name="ce7" table:formula="of:=[.B39]-[.C39]" office:value-type="float" office:value="500" calcext:value-type="float">
            <text:p>500</text:p>
          </table:table-cell>
          <table:table-cell table:style-name="ce7" table:formula="of:=[.C39]-[.D39]" office:value-type="float" office:value="300" calcext:value-type="float">
            <text:p>300</text:p>
          </table:table-cell>
          <table:table-cell table:style-name="ce7" table:formula="of:=[.D39]-[.E39]" office:value-type="float" office:value="150" calcext:value-type="float">
            <text:p>150</text:p>
          </table:table-cell>
          <table:table-cell table:style-name="ce7" table:formula="of:=[.E39]-[.F39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/>
          <table:table-cell table:formula="of:=[.I39]-[.J39]" office:value-type="float" office:value="500" calcext:value-type="float">
            <text:p>500</text:p>
          </table:table-cell>
          <table:table-cell table:formula="of:=[.J39]-[.K39]" office:value-type="float" office:value="300" calcext:value-type="float">
            <text:p>300</text:p>
          </table:table-cell>
          <table:table-cell table:formula="of:=[.K39]-[.L39]" office:value-type="float" office:value="150" calcext:value-type="float">
            <text:p>150</text:p>
          </table:table-cell>
          <table:table-cell table:formula="of:=[.L39]-[.M39]"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1</text:p>
          </table:table-cell>
          <table:table-cell table:style-name="ce7"/>
          <table:table-cell table:style-name="ce7" table:formula="of:=[.B40]-[.C40]" office:value-type="float" office:value="650" calcext:value-type="float">
            <text:p>650</text:p>
          </table:table-cell>
          <table:table-cell table:style-name="ce7" table:formula="of:=[.C40]-[.D40]" office:value-type="float" office:value="360" calcext:value-type="float">
            <text:p>360</text:p>
          </table:table-cell>
          <table:table-cell table:style-name="ce7" table:formula="of:=[.D40]-[.E40]" office:value-type="float" office:value="155" calcext:value-type="float">
            <text:p>155</text:p>
          </table:table-cell>
          <table:table-cell table:style-name="ce7" table:formula="of:=[.E40]-[.F40]" office:value-type="float" office:value="35" calcext:value-type="float">
            <text:p>35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formula="of:=[.I40]-[.J40]" office:value-type="float" office:value="350" calcext:value-type="float">
            <text:p>350</text:p>
          </table:table-cell>
          <table:table-cell table:formula="of:=[.J40]-[.K40]" office:value-type="float" office:value="210" calcext:value-type="float">
            <text:p>210</text:p>
          </table:table-cell>
          <table:table-cell table:formula="of:=[.K40]-[.L40]" office:value-type="float" office:value="105" calcext:value-type="float">
            <text:p>105</text:p>
          </table:table-cell>
          <table:table-cell table:formula="of:=[.L40]-[.M40]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style-name="ce7"/>
          <table:table-cell table:style-name="ce7" table:formula="of:=[.B41]-[.C41]" office:value-type="float" office:value="760" calcext:value-type="float">
            <text:p>760</text:p>
          </table:table-cell>
          <table:table-cell table:style-name="ce7" table:formula="of:=[.C41]-[.D41]" office:value-type="float" office:value="395" calcext:value-type="float">
            <text:p>395</text:p>
          </table:table-cell>
          <table:table-cell table:style-name="ce7" table:formula="of:=[.D41]-[.E41]" office:value-type="float" office:value="155" calcext:value-type="float">
            <text:p>155</text:p>
          </table:table-cell>
          <table:table-cell table:style-name="ce7" table:formula="of:=[.E41]-[.F41]" office:value-type="float" office:value="40" calcext:value-type="float">
            <text:p>40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formula="of:=[.I41]-[.J41]" office:value-type="float" office:value="400" calcext:value-type="float">
            <text:p>400</text:p>
          </table:table-cell>
          <table:table-cell table:formula="of:=[.J41]-[.K41]" office:value-type="float" office:value="240" calcext:value-type="float">
            <text:p>240</text:p>
          </table:table-cell>
          <table:table-cell table:formula="of:=[.K41]-[.L41]" office:value-type="float" office:value="120" calcext:value-type="float">
            <text:p>120</text:p>
          </table:table-cell>
          <table:table-cell table:formula="of:=[.L41]-[.M41]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3</text:p>
          </table:table-cell>
          <table:table-cell table:style-name="ce7"/>
          <table:table-cell table:style-name="ce7" table:formula="of:=[.B42]-[.C42]" office:value-type="float" office:value="725" calcext:value-type="float">
            <text:p>725</text:p>
          </table:table-cell>
          <table:table-cell table:style-name="ce7" table:formula="of:=[.C42]-[.D42]" office:value-type="float" office:value="353" calcext:value-type="float">
            <text:p>353</text:p>
          </table:table-cell>
          <table:table-cell table:style-name="ce7" table:formula="of:=[.D42]-[.E42]" office:value-type="float" office:value="139" calcext:value-type="float">
            <text:p>139</text:p>
          </table:table-cell>
          <table:table-cell table:style-name="ce7" table:formula="of:=[.E42]-[.F42]" office:value-type="float" office:value="33" calcext:value-type="float">
            <text:p>33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formula="of:=[.I42]-[.J42]" office:value-type="float" office:value="330" calcext:value-type="float">
            <text:p>330</text:p>
          </table:table-cell>
          <table:table-cell table:formula="of:=[.J42]-[.K42]" office:value-type="float" office:value="198" calcext:value-type="float">
            <text:p>198</text:p>
          </table:table-cell>
          <table:table-cell table:formula="of:=[.K42]-[.L42]" office:value-type="float" office:value="99" calcext:value-type="float">
            <text:p>99</text:p>
          </table:table-cell>
          <table:table-cell table:formula="of:=[.L42]-[.M42]"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4</text:p>
          </table:table-cell>
          <table:table-cell table:style-name="ce7"/>
          <table:table-cell table:style-name="ce7" table:formula="of:=[.B43]-[.C43]" office:value-type="float" office:value="780.5" calcext:value-type="float">
            <text:p>780.5</text:p>
          </table:table-cell>
          <table:table-cell table:style-name="ce7" table:formula="of:=[.C43]-[.D43]" office:value-type="float" office:value="395.5" calcext:value-type="float">
            <text:p>395.5</text:p>
          </table:table-cell>
          <table:table-cell table:style-name="ce7" table:formula="of:=[.D43]-[.E43]" office:value-type="float" office:value="161.25" calcext:value-type="float">
            <text:p>161.25</text:p>
          </table:table-cell>
          <table:table-cell table:style-name="ce7" table:formula="of:=[.E43]-[.F43]" office:value-type="float" office:value="42.75" calcext:value-type="float">
            <text:p>42.75</text:p>
          </table:table-cell>
          <table:table-cell/>
          <table:table-cell office:value-type="string" calcext:value-type="string">
            <text:p>M4</text:p>
          </table:table-cell>
          <table:table-cell/>
          <table:table-cell table:formula="of:=[.I43]-[.J43]" office:value-type="float" office:value="427.5" calcext:value-type="float">
            <text:p>427.5</text:p>
          </table:table-cell>
          <table:table-cell table:formula="of:=[.J43]-[.K43]" office:value-type="float" office:value="256.5" calcext:value-type="float">
            <text:p>256.5</text:p>
          </table:table-cell>
          <table:table-cell table:formula="of:=[.K43]-[.L43]" office:value-type="float" office:value="128.25" calcext:value-type="float">
            <text:p>128.25</text:p>
          </table:table-cell>
          <table:table-cell table:formula="of:=[.L43]-[.M43]" office:value-type="float" office:value="42.75" calcext:value-type="float">
            <text:p>42.75</text:p>
          </table:table-cell>
          <table:table-cell table:number-columns-repeated="19"/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office:value-type="string" calcext:value-type="string">
            <text:p>2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3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,4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0,4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percentage-style style:name="N122">
      <number:number number:decimal-places="3" number:min-decimal-places="3" number:min-integer-digits="1"/>
      <number:text> %</number:text>
    </number:percentage-style>
    <number:percentage-style style:name="N123">
      <number:number number:decimal-places="4" number:min-decimal-places="4" number:min-integer-digits="1"/>
      <number:text> %</number:text>
    </number:percentage-style>
    <number:percentage-style style:name="N124">
      <number:number number:decimal-places="2" number:min-decimal-places="2" number:min-integer-digits="1"/>
      <number:text> %</number:text>
    </number:percentage-style>
    <number:number-style style:name="N125">
      <number:number number:decimal-places="3" number:min-decimal-places="3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1:59:57.057896588</meta:creation-date>
    <meta:generator>LibreOffice/7.4.7.2$Linux_X86_64 LibreOffice_project/40$Build-2</meta:generator>
    <dc:date>2025-04-20T20:59:02.852879626</dc:date>
    <meta:editing-duration>P3DT20H35M46S</meta:editing-duration>
    <meta:editing-cycles>40</meta:editing-cycles>
    <meta:document-statistic meta:table-count="1" meta:cell-count="594" meta:object-count="0"/>
  </office:meta>
</office:document-meta>
</file>